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numvtime" table:style-name="ta1">
        <table:shapes>
          <draw:frame draw:z-index="0" draw:style-name="gr1" draw:text-style-name="P1" svg:width="1070.36pt" svg:height="554.94pt" svg:x="109.13pt" svg:y="0.74pt">
            <draw:object draw:notify-on-update-of-ranges="cnumvtime.A2:cnumvtime.A2001 cnumvtime.B1:cnumvtime.B1 cnumvtime.B2:cnumvtime.B2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2" table:default-cell-style-name="Default"/>
        <table:table-row table:style-name="ro1">
          <table:table-cell office:value-type="string" calcext:value-type="string">
            <text:p>#Frame</text:p>
          </table:table-cell>
          <table:table-cell office:value-type="string" calcext:value-type="string">
            <text:p><text:s text:c="11"/>c1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8042.5231" calcext:value-type="float">
            <text:p>-8042.5231</text:p>
          </table:table-cell>
          <table:table-cell office:value-type="float" office:value="-8067.8112" calcext:value-type="float">
            <text:p>-8067.8112</text:p>
          </table:table-cell>
          <table:table-cell office:value-type="float" office:value="-8071.4957" calcext:value-type="float">
            <text:p>-8071.4957</text:p>
          </table:table-cell>
          <table:table-cell office:value-type="float" office:value="-8057.6786" calcext:value-type="float">
            <text:p>-8057.6786</text:p>
          </table:table-cell>
          <table:table-cell office:value-type="float" office:value="-8063.7183" calcext:value-type="float">
            <text:p>-8063.7183</text:p>
          </table:table-cell>
          <table:table-cell office:value-type="float" office:value="-8090.9357" calcext:value-type="float">
            <text:p>-8090.9357</text:p>
          </table:table-cell>
          <table:table-cell office:value-type="float" office:value="-8042.329" calcext:value-type="float">
            <text:p>-8042.329</text:p>
          </table:table-cell>
          <table:table-cell office:value-type="float" office:value="-8064.4768" calcext:value-type="float">
            <text:p>-8064.4768</text:p>
          </table:table-cell>
          <table:table-cell office:value-type="float" office:value="-8022.9387" calcext:value-type="float">
            <text:p>-8022.9387</text:p>
          </table:table-cell>
          <table:table-cell office:value-type="float" office:value="-8066.4181" calcext:value-type="float">
            <text:p>-8066.4181</text:p>
          </table:table-cell>
          <table:table-cell office:value-type="float" office:value="-8069.5865" calcext:value-type="float">
            <text:p>-8069.5865</text:p>
          </table:table-cell>
          <table:table-cell office:value-type="float" office:value="-8041.6492" calcext:value-type="float">
            <text:p>-8041.6492</text:p>
          </table:table-cell>
          <table:table-cell office:value-type="float" office:value="-8078.0001" calcext:value-type="float">
            <text:p>-8078.0001</text:p>
          </table:table-cell>
          <table:table-cell office:value-type="float" office:value="-8037.392" calcext:value-type="float">
            <text:p>-8037.392</text:p>
          </table:table-cell>
          <table:table-cell office:value-type="float" office:value="-8038.3654" calcext:value-type="float">
            <text:p>-8038.3654</text:p>
          </table:table-cell>
          <table:table-cell office:value-type="float" office:value="-8038.1198" calcext:value-type="float">
            <text:p>-8038.1198</text:p>
          </table:table-cell>
          <table:table-cell office:value-type="float" office:value="-8036.7407" calcext:value-type="float">
            <text:p>-8036.7407</text:p>
          </table:table-cell>
          <table:table-cell office:value-type="float" office:value="-8027.2458" calcext:value-type="float">
            <text:p>-8027.2458</text:p>
          </table:table-cell>
          <table:table-cell office:value-type="float" office:value="-8069.5225" calcext:value-type="float">
            <text:p>-8069.5225</text:p>
          </table:table-cell>
          <table:table-cell office:value-type="float" office:value="-8053.1181" calcext:value-type="float">
            <text:p>-8053.118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-106.7374" calcext:value-type="float">
            <text:p>-106.7374</text:p>
          </table:table-cell>
          <table:table-cell office:value-type="float" office:value="-116.435" calcext:value-type="float">
            <text:p>-116.435</text:p>
          </table:table-cell>
          <table:table-cell office:value-type="float" office:value="-112.8215" calcext:value-type="float">
            <text:p>-112.8215</text:p>
          </table:table-cell>
          <table:table-cell office:value-type="float" office:value="-115.2319" calcext:value-type="float">
            <text:p>-115.2319</text:p>
          </table:table-cell>
          <table:table-cell office:value-type="float" office:value="-99.7039" calcext:value-type="float">
            <text:p>-99.7039</text:p>
          </table:table-cell>
          <table:table-cell office:value-type="float" office:value="-128.947" calcext:value-type="float">
            <text:p>-128.947</text:p>
          </table:table-cell>
          <table:table-cell office:value-type="float" office:value="-110.3704" calcext:value-type="float">
            <text:p>-110.3704</text:p>
          </table:table-cell>
          <table:table-cell office:value-type="float" office:value="-107.7192" calcext:value-type="float">
            <text:p>-107.7192</text:p>
          </table:table-cell>
          <table:table-cell office:value-type="float" office:value="-95.7253" calcext:value-type="float">
            <text:p>-95.7253</text:p>
          </table:table-cell>
          <table:table-cell office:value-type="float" office:value="-101.9467" calcext:value-type="float">
            <text:p>-101.9467</text:p>
          </table:table-cell>
          <table:table-cell office:value-type="float" office:value="-100.2098" calcext:value-type="float">
            <text:p>-100.2098</text:p>
          </table:table-cell>
          <table:table-cell office:value-type="float" office:value="-89.1593" calcext:value-type="float">
            <text:p>-89.1593</text:p>
          </table:table-cell>
          <table:table-cell office:value-type="float" office:value="-108.6761" calcext:value-type="float">
            <text:p>-108.6761</text:p>
          </table:table-cell>
          <table:table-cell office:value-type="float" office:value="-98.1612" calcext:value-type="float">
            <text:p>-98.1612</text:p>
          </table:table-cell>
          <table:table-cell office:value-type="float" office:value="-100.4165" calcext:value-type="float">
            <text:p>-100.4165</text:p>
          </table:table-cell>
          <table:table-cell office:value-type="float" office:value="-91.0122" calcext:value-type="float">
            <text:p>-91.0122</text:p>
          </table:table-cell>
          <table:table-cell office:value-type="float" office:value="-91.5927" calcext:value-type="float">
            <text:p>-91.5927</text:p>
          </table:table-cell>
          <table:table-cell office:value-type="float" office:value="-98.3186" calcext:value-type="float">
            <text:p>-98.3186</text:p>
          </table:table-cell>
          <table:table-cell office:value-type="float" office:value="-105.9016" calcext:value-type="float">
            <text:p>-105.9016</text:p>
          </table:table-cell>
          <table:table-cell office:value-type="float" office:value="-95.8129" calcext:value-type="float">
            <text:p>-95.812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16.0515" calcext:value-type="float">
            <text:p>-16.0515</text:p>
          </table:table-cell>
          <table:table-cell office:value-type="float" office:value="-25.832" calcext:value-type="float">
            <text:p>-25.832</text:p>
          </table:table-cell>
          <table:table-cell office:value-type="float" office:value="-15.9466" calcext:value-type="float">
            <text:p>-15.9466</text:p>
          </table:table-cell>
          <table:table-cell office:value-type="float" office:value="-21.0122" calcext:value-type="float">
            <text:p>-21.0122</text:p>
          </table:table-cell>
          <table:table-cell office:value-type="float" office:value="-8.2882" calcext:value-type="float">
            <text:p>-8.2882</text:p>
          </table:table-cell>
          <table:table-cell office:value-type="float" office:value="-30.123" calcext:value-type="float">
            <text:p>-30.123</text:p>
          </table:table-cell>
          <table:table-cell office:value-type="float" office:value="-5.7712" calcext:value-type="float">
            <text:p>-5.7712</text:p>
          </table:table-cell>
          <table:table-cell office:value-type="float" office:value="-17.6796" calcext:value-type="float">
            <text:p>-17.6796</text:p>
          </table:table-cell>
          <table:table-cell office:value-type="float" office:value="-8.2891" calcext:value-type="float">
            <text:p>-8.2891</text:p>
          </table:table-cell>
          <table:table-cell office:value-type="float" office:value="-9.5298" calcext:value-type="float">
            <text:p>-9.5298</text:p>
          </table:table-cell>
          <table:table-cell office:value-type="float" office:value="-6.6987" calcext:value-type="float">
            <text:p>-6.6987</text:p>
          </table:table-cell>
          <table:table-cell office:value-type="float" office:value="-0.51" calcext:value-type="float">
            <text:p>-0.51</text:p>
          </table:table-cell>
          <table:table-cell office:value-type="float" office:value="-11.6655" calcext:value-type="float">
            <text:p>-11.6655</text:p>
          </table:table-cell>
          <table:table-cell office:value-type="float" office:value="-5.9171" calcext:value-type="float">
            <text:p>-5.9171</text:p>
          </table:table-cell>
          <table:table-cell office:value-type="float" office:value="-9.6519" calcext:value-type="float">
            <text:p>-9.6519</text:p>
          </table:table-cell>
          <table:table-cell office:value-type="float" office:value="2.0484" calcext:value-type="float">
            <text:p>2.0484</text:p>
          </table:table-cell>
          <table:table-cell office:value-type="float" office:value="-1.1905" calcext:value-type="float">
            <text:p>-1.1905</text:p>
          </table:table-cell>
          <table:table-cell office:value-type="float" office:value="-7.2775" calcext:value-type="float">
            <text:p>-7.2775</text:p>
          </table:table-cell>
          <table:table-cell office:value-type="float" office:value="-15.2511" calcext:value-type="float">
            <text:p>-15.2511</text:p>
          </table:table-cell>
          <table:table-cell office:value-type="float" office:value="-4.613" calcext:value-type="float">
            <text:p>-4.61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D47:.D48])" office:value-type="float" office:value="-122.7889" calcext:value-type="float">
            <text:p>-122.7889</text:p>
          </table:table-cell>
          <table:table-cell table:formula="of:=SUM([.E47:.E48])" office:value-type="float" office:value="-142.267" calcext:value-type="float">
            <text:p>-142.267</text:p>
          </table:table-cell>
          <table:table-cell table:formula="of:=SUM([.F47:.F48])" office:value-type="float" office:value="-128.7681" calcext:value-type="float">
            <text:p>-128.7681</text:p>
          </table:table-cell>
          <table:table-cell table:formula="of:=SUM([.G47:.G48])" office:value-type="float" office:value="-136.2441" calcext:value-type="float">
            <text:p>-136.2441</text:p>
          </table:table-cell>
          <table:table-cell table:formula="of:=SUM([.H47:.H48])" office:value-type="float" office:value="-107.9921" calcext:value-type="float">
            <text:p>-107.9921</text:p>
          </table:table-cell>
          <table:table-cell table:formula="of:=SUM([.I47:.I48])" office:value-type="float" office:value="-159.07" calcext:value-type="float">
            <text:p>-159.07</text:p>
          </table:table-cell>
          <table:table-cell table:formula="of:=SUM([.J47:.J48])" office:value-type="float" office:value="-116.1416" calcext:value-type="float">
            <text:p>-116.1416</text:p>
          </table:table-cell>
          <table:table-cell table:formula="of:=SUM([.K47:.K48])" office:value-type="float" office:value="-125.3988" calcext:value-type="float">
            <text:p>-125.3988</text:p>
          </table:table-cell>
          <table:table-cell table:formula="of:=SUM([.L47:.L48])" office:value-type="float" office:value="-104.0144" calcext:value-type="float">
            <text:p>-104.0144</text:p>
          </table:table-cell>
          <table:table-cell table:formula="of:=SUM([.M47:.M48])" office:value-type="float" office:value="-111.4765" calcext:value-type="float">
            <text:p>-111.4765</text:p>
          </table:table-cell>
          <table:table-cell table:formula="of:=SUM([.N47:.N48])" office:value-type="float" office:value="-106.9085" calcext:value-type="float">
            <text:p>-106.9085</text:p>
          </table:table-cell>
          <table:table-cell table:formula="of:=SUM([.O47:.O48])" office:value-type="float" office:value="-89.6693" calcext:value-type="float">
            <text:p>-89.6693</text:p>
          </table:table-cell>
          <table:table-cell table:formula="of:=SUM([.P47:.P48])" office:value-type="float" office:value="-120.3416" calcext:value-type="float">
            <text:p>-120.3416</text:p>
          </table:table-cell>
          <table:table-cell table:formula="of:=SUM([.Q47:.Q48])" office:value-type="float" office:value="-104.0783" calcext:value-type="float">
            <text:p>-104.0783</text:p>
          </table:table-cell>
          <table:table-cell table:formula="of:=SUM([.R47:.R48])" office:value-type="float" office:value="-110.0684" calcext:value-type="float">
            <text:p>-110.0684</text:p>
          </table:table-cell>
          <table:table-cell table:formula="of:=SUM([.S47:.S48])" office:value-type="float" office:value="-88.9638" calcext:value-type="float">
            <text:p>-88.9638</text:p>
          </table:table-cell>
          <table:table-cell table:formula="of:=SUM([.T47:.T48])" office:value-type="float" office:value="-92.7832" calcext:value-type="float">
            <text:p>-92.7832</text:p>
          </table:table-cell>
          <table:table-cell table:formula="of:=SUM([.U47:.U48])" office:value-type="float" office:value="-105.5961" calcext:value-type="float">
            <text:p>-105.5961</text:p>
          </table:table-cell>
          <table:table-cell table:formula="of:=SUM([.V47:.V48])" office:value-type="float" office:value="-121.1527" calcext:value-type="float">
            <text:p>-121.1527</text:p>
          </table:table-cell>
          <table:table-cell table:formula="of:=SUM([.W47:.W48])" office:value-type="float" office:value="-100.4259" calcext:value-type="float">
            <text:p>-100.425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lusN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table:number-columns-repeated="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5" calcext:value-type="float">
            <text:p>65</text:p>
          </table:table-cell>
          <table:table-cell table:number-columns-repeated="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5" calcext:value-type="float">
            <text:p>65</text:p>
          </table:table-cell>
          <table:table-cell table:number-columns-repeated="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6" calcext:value-type="float">
            <text:p>66</text:p>
          </table:table-cell>
          <table:table-cell table:number-columns-repeated="2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6" calcext:value-type="float">
            <text:p>66</text:p>
          </table:table-cell>
          <table:table-cell table:number-columns-repeated="2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1" calcext:value-type="float">
            <text:p>71</text:p>
          </table:table-cell>
          <table:table-cell table:number-columns-repeated="2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2" calcext:value-type="float">
            <text:p>72</text:p>
          </table:table-cell>
          <table:table-cell table:number-columns-repeated="2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2" calcext:value-type="float">
            <text:p>72</text:p>
          </table:table-cell>
          <table:table-cell table:number-columns-repeated="2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number-columns-repeated="2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4" calcext:value-type="float">
            <text:p>74</text:p>
          </table:table-cell>
          <table:table-cell table:number-columns-repeated="2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9" calcext:value-type="float">
            <text:p>39</text:p>
          </table:table-cell>
          <table:table-cell table:number-columns-repeated="2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9" calcext:value-type="float">
            <text:p>39</text:p>
          </table:table-cell>
          <table:table-cell table:number-columns-repeated="2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9" calcext:value-type="float">
            <text:p>39</text:p>
          </table:table-cell>
          <table:table-cell table:number-columns-repeated="2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1" calcext:value-type="float">
            <text:p>71</text:p>
          </table:table-cell>
          <table:table-cell table:number-columns-repeated="2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6" calcext:value-type="float">
            <text:p>76</text:p>
          </table:table-cell>
          <table:table-cell table:number-columns-repeated="2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6" calcext:value-type="float">
            <text:p>76</text:p>
          </table:table-cell>
          <table:table-cell table:number-columns-repeated="2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number-columns-repeated="2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9" calcext:value-type="float">
            <text:p>79</text:p>
          </table:table-cell>
          <table:table-cell table:number-columns-repeated="2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1" calcext:value-type="float">
            <text:p>81</text:p>
          </table:table-cell>
          <table:table-cell table:number-columns-repeated="2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1" calcext:value-type="float">
            <text:p>81</text:p>
          </table:table-cell>
          <table:table-cell table:number-columns-repeated="2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2" calcext:value-type="float">
            <text:p>82</text:p>
          </table:table-cell>
          <table:table-cell table:number-columns-repeated="2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2" calcext:value-type="float">
            <text:p>82</text:p>
          </table:table-cell>
          <table:table-cell table:number-columns-repeated="2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5" calcext:value-type="float">
            <text:p>85</text:p>
          </table:table-cell>
          <table:table-cell table:number-columns-repeated="2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7" calcext:value-type="float">
            <text:p>87</text:p>
          </table:table-cell>
          <table:table-cell table:number-columns-repeated="2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7" calcext:value-type="float">
            <text:p>87</text:p>
          </table:table-cell>
          <table:table-cell table:number-columns-repeated="2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5" calcext:value-type="float">
            <text:p>85</text:p>
          </table:table-cell>
          <table:table-cell table:number-columns-repeated="2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8" calcext:value-type="float">
            <text:p>88</text:p>
          </table:table-cell>
          <table:table-cell table:number-columns-repeated="2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8" calcext:value-type="float">
            <text:p>88</text:p>
          </table:table-cell>
          <table:table-cell table:number-columns-repeated="2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0" calcext:value-type="float">
            <text:p>90</text:p>
          </table:table-cell>
          <table:table-cell table:number-columns-repeated="2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0" calcext:value-type="float">
            <text:p>90</text:p>
          </table:table-cell>
          <table:table-cell table:number-columns-repeated="2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1" calcext:value-type="float">
            <text:p>91</text:p>
          </table:table-cell>
          <table:table-cell table:number-columns-repeated="2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92" calcext:value-type="float">
            <text:p>92</text:p>
          </table:table-cell>
          <table:table-cell table:number-columns-repeated="2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94" calcext:value-type="float">
            <text:p>94</text:p>
          </table:table-cell>
          <table:table-cell table:number-columns-repeated="2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94" calcext:value-type="float">
            <text:p>94</text:p>
          </table:table-cell>
          <table:table-cell table:number-columns-repeated="2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98" calcext:value-type="float">
            <text:p>98</text:p>
          </table:table-cell>
          <table:table-cell table:number-columns-repeated="2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98" calcext:value-type="float">
            <text:p>98</text:p>
          </table:table-cell>
          <table:table-cell table:number-columns-repeated="2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99" calcext:value-type="float">
            <text:p>99</text:p>
          </table:table-cell>
          <table:table-cell table:number-columns-repeated="2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00" calcext:value-type="float">
            <text:p>100</text:p>
          </table:table-cell>
          <table:table-cell table:number-columns-repeated="2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00" calcext:value-type="float">
            <text:p>100</text:p>
          </table:table-cell>
          <table:table-cell table:number-columns-repeated="2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99" calcext:value-type="float">
            <text:p>99</text:p>
          </table:table-cell>
          <table:table-cell table:number-columns-repeated="2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92" calcext:value-type="float">
            <text:p>92</text:p>
          </table:table-cell>
          <table:table-cell table:number-columns-repeated="2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1" calcext:value-type="float">
            <text:p>101</text:p>
          </table:table-cell>
          <table:table-cell table:number-columns-repeated="2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02" calcext:value-type="float">
            <text:p>102</text:p>
          </table:table-cell>
          <table:table-cell table:number-columns-repeated="2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02" calcext:value-type="float">
            <text:p>102</text:p>
          </table:table-cell>
          <table:table-cell table:number-columns-repeated="2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03" calcext:value-type="float">
            <text:p>103</text:p>
          </table:table-cell>
          <table:table-cell table:number-columns-repeated="2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04" calcext:value-type="float">
            <text:p>104</text:p>
          </table:table-cell>
          <table:table-cell table:number-columns-repeated="2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05" calcext:value-type="float">
            <text:p>105</text:p>
          </table:table-cell>
          <table:table-cell table:number-columns-repeated="2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06" calcext:value-type="float">
            <text:p>106</text:p>
          </table:table-cell>
          <table:table-cell table:number-columns-repeated="2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06" calcext:value-type="float">
            <text:p>106</text:p>
          </table:table-cell>
          <table:table-cell table:number-columns-repeated="2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07" calcext:value-type="float">
            <text:p>107</text:p>
          </table:table-cell>
          <table:table-cell table:number-columns-repeated="2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7" calcext:value-type="float">
            <text:p>107</text:p>
          </table:table-cell>
          <table:table-cell table:number-columns-repeated="2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08" calcext:value-type="float">
            <text:p>108</text:p>
          </table:table-cell>
          <table:table-cell table:number-columns-repeated="2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08" calcext:value-type="float">
            <text:p>108</text:p>
          </table:table-cell>
          <table:table-cell table:number-columns-repeated="2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9" calcext:value-type="float">
            <text:p>109</text:p>
          </table:table-cell>
          <table:table-cell table:number-columns-repeated="2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09" calcext:value-type="float">
            <text:p>109</text:p>
          </table:table-cell>
          <table:table-cell table:number-columns-repeated="2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10" calcext:value-type="float">
            <text:p>110</text:p>
          </table:table-cell>
          <table:table-cell table:number-columns-repeated="2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10" calcext:value-type="float">
            <text:p>110</text:p>
          </table:table-cell>
          <table:table-cell table:number-columns-repeated="2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11" calcext:value-type="float">
            <text:p>111</text:p>
          </table:table-cell>
          <table:table-cell table:number-columns-repeated="2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12" calcext:value-type="float">
            <text:p>112</text:p>
          </table:table-cell>
          <table:table-cell table:number-columns-repeated="2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2" calcext:value-type="float">
            <text:p>112</text:p>
          </table:table-cell>
          <table:table-cell table:number-columns-repeated="2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13" calcext:value-type="float">
            <text:p>113</text:p>
          </table:table-cell>
          <table:table-cell table:number-columns-repeated="2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13" calcext:value-type="float">
            <text:p>113</text:p>
          </table:table-cell>
          <table:table-cell table:number-columns-repeated="2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11" calcext:value-type="float">
            <text:p>111</text:p>
          </table:table-cell>
          <table:table-cell table:number-columns-repeated="2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14" calcext:value-type="float">
            <text:p>114</text:p>
          </table:table-cell>
          <table:table-cell table:number-columns-repeated="2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14" calcext:value-type="float">
            <text:p>114</text:p>
          </table:table-cell>
          <table:table-cell table:number-columns-repeated="2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15" calcext:value-type="float">
            <text:p>115</text:p>
          </table:table-cell>
          <table:table-cell table:number-columns-repeated="2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15" calcext:value-type="float">
            <text:p>115</text:p>
          </table:table-cell>
          <table:table-cell table:number-columns-repeated="2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16" calcext:value-type="float">
            <text:p>116</text:p>
          </table:table-cell>
          <table:table-cell table:number-columns-repeated="2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16" calcext:value-type="float">
            <text:p>116</text:p>
          </table:table-cell>
          <table:table-cell table:number-columns-repeated="2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17" calcext:value-type="float">
            <text:p>117</text:p>
          </table:table-cell>
          <table:table-cell table:number-columns-repeated="2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17" calcext:value-type="float">
            <text:p>117</text:p>
          </table:table-cell>
          <table:table-cell table:number-columns-repeated="2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18" calcext:value-type="float">
            <text:p>118</text:p>
          </table:table-cell>
          <table:table-cell table:number-columns-repeated="2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18" calcext:value-type="float">
            <text:p>118</text:p>
          </table:table-cell>
          <table:table-cell table:number-columns-repeated="2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19" calcext:value-type="float">
            <text:p>119</text:p>
          </table:table-cell>
          <table:table-cell table:number-columns-repeated="2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19" calcext:value-type="float">
            <text:p>119</text:p>
          </table:table-cell>
          <table:table-cell table:number-columns-repeated="2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20" calcext:value-type="float">
            <text:p>120</text:p>
          </table:table-cell>
          <table:table-cell table:number-columns-repeated="2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20" calcext:value-type="float">
            <text:p>120</text:p>
          </table:table-cell>
          <table:table-cell table:number-columns-repeated="2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21" calcext:value-type="float">
            <text:p>121</text:p>
          </table:table-cell>
          <table:table-cell table:number-columns-repeated="2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21" calcext:value-type="float">
            <text:p>121</text:p>
          </table:table-cell>
          <table:table-cell table:number-columns-repeated="2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22" calcext:value-type="float">
            <text:p>122</text:p>
          </table:table-cell>
          <table:table-cell table:number-columns-repeated="2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23" calcext:value-type="float">
            <text:p>123</text:p>
          </table:table-cell>
          <table:table-cell table:number-columns-repeated="2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24" calcext:value-type="float">
            <text:p>124</text:p>
          </table:table-cell>
          <table:table-cell table:number-columns-repeated="2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25" calcext:value-type="float">
            <text:p>125</text:p>
          </table:table-cell>
          <table:table-cell table:number-columns-repeated="2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25" calcext:value-type="float">
            <text:p>125</text:p>
          </table:table-cell>
          <table:table-cell table:number-columns-repeated="2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24" calcext:value-type="float">
            <text:p>124</text:p>
          </table:table-cell>
          <table:table-cell table:number-columns-repeated="2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22" calcext:value-type="float">
            <text:p>122</text:p>
          </table:table-cell>
          <table:table-cell table:number-columns-repeated="2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23" calcext:value-type="float">
            <text:p>123</text:p>
          </table:table-cell>
          <table:table-cell table:number-columns-repeated="2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6" calcext:value-type="float">
            <text:p>126</text:p>
          </table:table-cell>
          <table:table-cell table:number-columns-repeated="2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26" calcext:value-type="float">
            <text:p>126</text:p>
          </table:table-cell>
          <table:table-cell table:number-columns-repeated="2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05" calcext:value-type="float">
            <text:p>105</text:p>
          </table:table-cell>
          <table:table-cell table:number-columns-repeated="2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27" calcext:value-type="float">
            <text:p>127</text:p>
          </table:table-cell>
          <table:table-cell table:number-columns-repeated="2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03" calcext:value-type="float">
            <text:p>103</text:p>
          </table:table-cell>
          <table:table-cell table:number-columns-repeated="2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27" calcext:value-type="float">
            <text:p>127</text:p>
          </table:table-cell>
          <table:table-cell table:number-columns-repeated="2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28" calcext:value-type="float">
            <text:p>128</text:p>
          </table:table-cell>
          <table:table-cell table:number-columns-repeated="2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28" calcext:value-type="float">
            <text:p>128</text:p>
          </table:table-cell>
          <table:table-cell table:number-columns-repeated="2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29" calcext:value-type="float">
            <text:p>129</text:p>
          </table:table-cell>
          <table:table-cell table:number-columns-repeated="2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29" calcext:value-type="float">
            <text:p>129</text:p>
          </table:table-cell>
          <table:table-cell table:number-columns-repeated="2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30" calcext:value-type="float">
            <text:p>130</text:p>
          </table:table-cell>
          <table:table-cell table:number-columns-repeated="2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30" calcext:value-type="float">
            <text:p>130</text:p>
          </table:table-cell>
          <table:table-cell table:number-columns-repeated="2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4" calcext:value-type="float">
            <text:p>104</text:p>
          </table:table-cell>
          <table:table-cell table:number-columns-repeated="2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91" calcext:value-type="float">
            <text:p>91</text:p>
          </table:table-cell>
          <table:table-cell table:number-columns-repeated="2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01" calcext:value-type="float">
            <text:p>101</text:p>
          </table:table-cell>
          <table:table-cell table:number-columns-repeated="2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31" calcext:value-type="float">
            <text:p>131</text:p>
          </table:table-cell>
          <table:table-cell table:number-columns-repeated="2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31" calcext:value-type="float">
            <text:p>131</text:p>
          </table:table-cell>
          <table:table-cell table:number-columns-repeated="2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32" calcext:value-type="float">
            <text:p>132</text:p>
          </table:table-cell>
          <table:table-cell table:number-columns-repeated="2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33" calcext:value-type="float">
            <text:p>133</text:p>
          </table:table-cell>
          <table:table-cell table:number-columns-repeated="2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33" calcext:value-type="float">
            <text:p>133</text:p>
          </table:table-cell>
          <table:table-cell table:number-columns-repeated="2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32" calcext:value-type="float">
            <text:p>132</text:p>
          </table:table-cell>
          <table:table-cell table:number-columns-repeated="2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34" calcext:value-type="float">
            <text:p>134</text:p>
          </table:table-cell>
          <table:table-cell table:number-columns-repeated="2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34" calcext:value-type="float">
            <text:p>134</text:p>
          </table:table-cell>
          <table:table-cell table:number-columns-repeated="2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54" calcext:value-type="float">
            <text:p>54</text:p>
          </table:table-cell>
          <table:table-cell table:number-columns-repeated="2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54" calcext:value-type="float">
            <text:p>54</text:p>
          </table:table-cell>
          <table:table-cell table:number-columns-repeated="2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35" calcext:value-type="float">
            <text:p>135</text:p>
          </table:table-cell>
          <table:table-cell table:number-columns-repeated="2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55" calcext:value-type="float">
            <text:p>55</text:p>
          </table:table-cell>
          <table:table-cell table:number-columns-repeated="2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55" calcext:value-type="float">
            <text:p>55</text:p>
          </table:table-cell>
          <table:table-cell table:number-columns-repeated="2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55" calcext:value-type="float">
            <text:p>55</text:p>
          </table:table-cell>
          <table:table-cell table:number-columns-repeated="2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35" calcext:value-type="float">
            <text:p>135</text:p>
          </table:table-cell>
          <table:table-cell table:number-columns-repeated="2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54" calcext:value-type="float">
            <text:p>54</text:p>
          </table:table-cell>
          <table:table-cell table:number-columns-repeated="2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36" calcext:value-type="float">
            <text:p>136</text:p>
          </table:table-cell>
          <table:table-cell table:number-columns-repeated="2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36" calcext:value-type="float">
            <text:p>136</text:p>
          </table:table-cell>
          <table:table-cell table:number-columns-repeated="2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37" calcext:value-type="float">
            <text:p>137</text:p>
          </table:table-cell>
          <table:table-cell table:number-columns-repeated="2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37" calcext:value-type="float">
            <text:p>137</text:p>
          </table:table-cell>
          <table:table-cell table:number-columns-repeated="2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38" calcext:value-type="float">
            <text:p>138</text:p>
          </table:table-cell>
          <table:table-cell table:number-columns-repeated="2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38" calcext:value-type="float">
            <text:p>138</text:p>
          </table:table-cell>
          <table:table-cell table:number-columns-repeated="2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0:27:50.741896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10:27:57.939835846</dc:date>
    <meta:editing-duration>PT24M34S</meta:editing-duration>
    <meta:editing-cycles>4</meta:editing-cycles>
    <meta:generator>LibreOffice/6.0.7.3$Linux_X86_64 LibreOffice_project/00m0$Build-3</meta:generator>
    <meta:document-statistic meta:table-count="1" meta:cell-count="40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-1" chart:maximum="12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1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761cm" svg:height="19.578cm" xlink:href=".." xlink:type="simple" chart:class="chart:scatter" chart:style-name="ch1">
        <chart:plot-area chart:style-name="ch2" table:cell-range-address="cnumvtime.A2:cnumvtime.B2001 cnumvtime.B1:cnumvtime.B1" chart:data-source-has-labels="row" svg:x="0.755cm" svg:y="0.391cm" svg:width="36.251cm" svg:height="18.796cm">
          <chartooo:coordinate-region svg:x="1.297cm" svg:y="0.59cm" svg:width="35.258cm" svg:height="18.39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cnumvtime.B2:cnumvtime.B2001" chart:label-cell-address="cnumvtime.B1:cnumvtime.B1" chart:class="chart:scatter">
            <chart:domain table:cell-range-address="cnumvtime.A2:cnumvtime.A2001"/>
            <chart:data-point chart:repeated="2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c1</text:p>
                <draw:g>
                  <svg:desc>cnumvtime.B1:cnumvtim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numvtime.A2:cnumvtime.A2001</svg:desc>
                </draw:g>
              </table:table-cell>
              <table:table-cell office:value-type="float" office:value="32">
                <text:p>32</text:p>
                <draw:g>
                  <svg:desc>cnumvtime.B2:cnumvtime.B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